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color="#C9211E"/>
    </style:style>
    <style:style style:name="P4" style:parent-style-name="Standard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Textbody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size="11pt" style:font-size-asian="11pt"/>
    </style:style>
    <style:style style:name="T10" style:parent-style-name="Policepardéfaut" style:family="text">
      <style:text-properties fo:font-size="11pt" style:font-size-asian="11pt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13" style:parent-style-name="Policepardéfaut" style:family="text">
      <style:text-properties fo:color="#FF0000" fo:background-color="#FFFF00"/>
    </style:style>
    <style:style style:name="TableColumn15" style:family="table-column">
      <style:table-column-properties style:column-width="1.375in" style:use-optimal-column-width="false"/>
    </style:style>
    <style:style style:name="TableColumn16" style:family="table-column">
      <style:table-column-properties style:column-width="4.4166in" style:use-optimal-column-width="false"/>
    </style:style>
    <style:style style:name="TableColumn17" style:family="table-column">
      <style:table-column-properties style:column-width="1.9687in" style:use-optimal-column-width="false"/>
    </style:style>
    <style:style style:name="TableColumn18" style:family="table-column">
      <style:table-column-properties style:column-width="3.8958in" style:use-optimal-column-width="false"/>
    </style:style>
    <style:style style:name="Table14" style:family="table">
      <style:table-properties style:width="11.6562in" fo:margin-left="-0.5798in" table:align="left"/>
    </style:style>
    <style:style style:name="TableRow19" style:family="table-row">
      <style:table-row-properties style:min-row-height="0.6326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1pt" style:font-size-asian="11pt" style:font-size-complex="11pt"/>
    </style:style>
    <style:style style:name="P164" style:parent-style-name="Textbody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6653in" svg:y="-0.42717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INDIVIDUELLE</text:p>
      <text:p text:style-name="Standard">Voici une grille permettant d’<text:span text:style-name="T2">i</text:span><text:span text:style-name="T3">ndiquer les tâches de chaque membre du groupe et son investissement</text:span><text:s/>dans le projet tuteuré. Pour le pourcentage, il faut tenir compte de deux choses :</text:p>
      <text:list text:style-name="LFO2" text:continue-numbering="true">
        <text:list-item>
          <text:list>
            <text:list-item>
              <text:list>
                <text:list-item>
                  <text:p text:style-name="P4">essentiellement<text:s/><text:span text:style-name="T5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6">et<text:s/><text:span text:style-name="T7">situer quelque peu</text:span><text:span text:style-name="T8"><text:s/>cet investissement par rapport à celui des autres</text:span><text:s/>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body">Chaque membre du groupe (y compris l<text:span text:style-name="T9">a</text:span><text:s/>ou l<text:span text:style-name="T10">e</text:span><text:s/>chef·fe de projet) la remplit individuellement.</text:p>
      <text:p text:style-name="Textbody">Chaque<text:s/>membre du groupe<text:span text:style-name="T11"><text:s/>la transmet à la cheffe ou au chef de projet<text:s/></text:span><text:span text:style-name="T12">au plus tard à 16 h le jour d’envoi du mail</text:span><text:span text:style-name="T13"><text:s/></text:span>au ou à la professeur·e référent·e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es d’envoi des mails</text:p>
          </table:table-cell>
          <table:table-cell table:style-name="TableCell22">
            <text:p text:style-name="P23">Tâches réalisées par vous dans la semaine<text:s/><text:line-break/>(soyez précis·e)</text:p>
          </table:table-cell>
          <table:table-cell table:style-name="TableCell24">
            <text:p text:style-name="P25">Investissement dans le projet<text:s/>tuteuré</text:p>
            <text:p text:style-name="P26">(en pourcentage)</text:p>
          </table:table-cell>
          <table:table-cell table:style-name="TableCell27">
            <text:p text:style-name="P28">Remarques</text:p>
          </table:table-cell>
        </table:table-row>
        <table:table-row table:style-name="TableRow29">
          <table:table-cell table:style-name="TableCell30">
            <text:p text:style-name="TableContents"><text:span text:style-name="T31">2</text:span><text:span text:style-name="T32">/10/</text:span><text:span text:style-name="T33">2020</text:span></text:p>
          </table:table-cell>
          <table:table-cell table:style-name="TableCell34">
            <text:p text:style-name="P35">Création des outils de gestions</text:p>
          </table:table-cell>
          <table:table-cell table:style-name="TableCell36">
            <text:p text:style-name="P37">25 %</text:p>
          </table:table-cell>
          <table:table-cell table:style-name="TableCell38">
            <text:p text:style-name="P39">Création github, heroku, trello, début d’un gantt</text:p>
          </table:table-cell>
        </table:table-row>
        <table:table-row table:style-name="TableRow40">
          <table:table-cell table:style-name="TableCell41">
            <text:p text:style-name="TableContents"><text:span text:style-name="T42">9</text:span><text:span text:style-name="T43">/10/</text:span><text:span text:style-name="T44">2020</text:span></text:p>
          </table:table-cell>
          <table:table-cell table:style-name="TableCell45">
            <text:p text:style-name="P46">Création du Gantt</text:p>
          </table:table-cell>
          <table:table-cell table:style-name="TableCell47">
            <text:p text:style-name="P48">25 %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TableContents"><text:span text:style-name="T53">16</text:span><text:span text:style-name="T54">/10/</text:span><text:span text:style-name="T55">2020</text:span></text:p>
          </table:table-cell>
          <table:table-cell table:style-name="TableCell56">
            <text:p text:style-name="P57">Recherches sur le site et mise à jour du trello</text:p>
          </table:table-cell>
          <table:table-cell table:style-name="TableCell58">
            <text:p text:style-name="P59">25 %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TableContents"><text:span text:style-name="T64">2</text:span><text:span text:style-name="T65">3</text:span><text:span text:style-name="T66">/10/</text:span><text:span text:style-name="T67">2020</text:span>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TableContents"><text:span text:style-name="T76">30</text:span><text:span text:style-name="T77">/10/</text:span><text:span text:style-name="T78">2020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TableContents"><text:span text:style-name="T87">6</text:span><text:span text:style-name="T88">/11/</text:span><text:span text:style-name="T89">2020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TableContents"><text:span text:style-name="T98">13</text:span><text:span text:style-name="T99">/11/</text:span><text:span text:style-name="T100">2020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TableContents"><text:span text:style-name="T109">2</text:span><text:span text:style-name="T110">0</text:span><text:span text:style-name="T111">/11/</text:span><text:span text:style-name="T112">2020</text:span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TableContents"><text:span text:style-name="T121">2</text:span><text:span text:style-name="T122">7</text:span><text:span text:style-name="T123">/11/</text:span><text:span text:style-name="T124">2020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TableContents"><text:span text:style-name="T133">4</text:span><text:span text:style-name="T134">/12/</text:span><text:span text:style-name="T135">2020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TableContents"><text:span text:style-name="T144">11</text:span><text:span text:style-name="T145">/12/</text:span><text:span text:style-name="T146">2020</text:span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TableContents"><text:span text:style-name="T155">18</text:span><text:span text:style-name="T156">/12/</text:span><text:span text:style-name="T157">2020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font-size="10.5pt" style:font-size-asian="10.5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395in" fo:margin-bottom="0.118in"/>
      <style:text-properties fo:font-size="22pt" style:font-size-asian="22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itreindex" style:display-name="Titre index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17-06-23T16:58:00Z</meta:creation-date>
    <dc:date>2020-10-16T14:30:00Z</dc:date>
    <meta:template xlink:href="cours1.ott" xlink:type="simple"/>
    <meta:editing-cycles>24</meta:editing-cycles>
    <meta:editing-duration>PT7860S</meta:editing-duration>
    <meta:document-statistic meta:page-count="1" meta:paragraph-count="2" meta:word-count="198" meta:character-count="1290" meta:row-count="9" meta:non-whitespace-character-count="1094"/>
  </office:meta>
</office:document-meta>
</file>